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10000007F94FACDB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8.611cm" fo:margin-left="-0.123cm" table:align="left" style:writing-mode="lr-tb"/>
    </style:style>
    <style:style style:name="Tabla1.A" style:family="table-column">
      <style:table-column-properties style:column-width="7.442cm"/>
    </style:style>
    <style:style style:name="Tabla1.B" style:family="table-column">
      <style:table-column-properties style:column-width="0.73cm"/>
    </style:style>
    <style:style style:name="Tabla1.C" style:family="table-column">
      <style:table-column-properties style:column-width="2.805cm"/>
    </style:style>
    <style:style style:name="Tabla1.D" style:family="table-column">
      <style:table-column-properties style:column-width="0.185cm"/>
    </style:style>
    <style:style style:name="Tabla1.E" style:family="table-column">
      <style:table-column-properties style:column-width="3.724cm"/>
    </style:style>
    <style:style style:name="Tabla1.F" style:family="table-column">
      <style:table-column-properties style:column-width="1.462cm"/>
    </style:style>
    <style:style style:name="Tabla1.G" style:family="table-column">
      <style:table-column-properties style:column-width="0.397cm"/>
    </style:style>
    <style:style style:name="Tabla1.H" style:family="table-column">
      <style:table-column-properties style:column-width="1.866cm"/>
    </style:style>
    <style:style style:name="Tabla1.1" style:family="table-row">
      <style:table-row-properties style:min-row-height="0.598cm" style:keep-together="true" fo:keep-together="auto"/>
    </style:style>
    <style:style style:name="Tabla1.A1" style:family="table-cell">
      <style:table-cell-properties style:vertical-align="middle" style:border-line-width-left="0.002cm 0.035cm 0.002cm" style:border-line-width-top="0.002cm 0.035cm 0.002cm" fo:padding-left="0.123cm" fo:padding-right="0.123cm" fo:padding-top="0cm" fo:padding-bottom="0cm" fo:border-left="0.039cm double #00000a" fo:border-right="none" fo:border-top="0.039cm double #00000a" fo:border-bottom="none"/>
    </style:style>
    <style:style style:name="Tabla1.G1" style:family="table-cell">
      <style:table-cell-properties style:vertical-align="middle" style:border-line-width-right="0.002cm 0.035cm 0.002cm" style:border-line-width-top="0.002cm 0.035cm 0.002cm" fo:padding-left="0.123cm" fo:padding-right="0.123cm" fo:padding-top="0cm" fo:padding-bottom="0cm" fo:border-left="none" fo:border-right="0.039cm double #00000a" fo:border-top="0.039cm double #00000a" fo:border-bottom="none"/>
    </style:style>
    <style:style style:name="Tabla1.2" style:family="table-row">
      <style:table-row-properties style:min-row-height="0.533cm" style:keep-together="true" fo:keep-together="auto"/>
    </style:style>
    <style:style style:name="Tabla1.A2" style:family="table-cell">
      <style:table-cell-properties style:vertical-align="middle" style:border-line-width-left="0.002cm 0.035cm 0.002cm" style:border-line-width-right="0.002cm 0.035cm 0.002cm" fo:padding-left="0.123cm" fo:padding-right="0.123cm" fo:padding-top="0cm" fo:padding-bottom="0cm" fo:border-left="0.039cm double #00000a" fo:border-right="0.039cm double #00000a" fo:border-top="none" fo:border-bottom="none"/>
    </style:style>
    <style:style style:name="Tabla1.4" style:family="table-row">
      <style:table-row-properties style:min-row-height="0.542cm" style:keep-together="true" fo:keep-together="auto"/>
    </style:style>
    <style:style style:name="Tabla1.A4" style:family="table-cell">
      <style:table-cell-properties style:vertical-align="middle" style:border-line-width-left="0.002cm 0.035cm 0.002cm" fo:padding-left="0.123cm" fo:padding-right="0.123cm" fo:padding-top="0cm" fo:padding-bottom="0cm" fo:border-left="0.039cm double #00000a" fo:border-right="none" fo:border-top="none" fo:border-bottom="none"/>
    </style:style>
    <style:style style:name="Tabla1.D4" style:family="table-cell">
      <style:table-cell-properties style:vertical-align="middle" style:border-line-width-right="0.002cm 0.035cm 0.002cm" fo:padding-left="0.123cm" fo:padding-right="0.123cm" fo:padding-top="0cm" fo:padding-bottom="0cm" fo:border-left="none" fo:border-right="0.039cm double #00000a" fo:border-top="none" fo:border-bottom="none"/>
    </style:style>
    <style:style style:name="Tabla1.5" style:family="table-row">
      <style:table-row-properties style:min-row-height="0.503cm" style:keep-together="true" fo:keep-together="auto"/>
    </style:style>
    <style:style style:name="Tabla1.A5" style:family="table-cell">
      <style:table-cell-properties style:vertical-align="middle" style:border-line-width-left="0.002cm 0.035cm 0.002cm" style:border-line-width-right="0.002cm 0.035cm 0.002cm" style:border-line-width-bottom="0.002cm 0.035cm 0.002cm" fo:padding-left="0.123cm" fo:padding-right="0.123cm" fo:padding-top="0cm" fo:padding-bottom="0cm" fo:border-left="0.039cm double #00000a" fo:border-right="0.039cm double #00000a" fo:border-top="none" fo:border-bottom="0.039cm double #00000a"/>
    </style:style>
    <style:style style:name="Tabla2" style:family="table">
      <style:table-properties style:width="19.131cm" fo:margin-left="-0.191cm" table:align="left" style:writing-mode="lr-tb"/>
    </style:style>
    <style:style style:name="Tabla2.A" style:family="table-column">
      <style:table-column-properties style:column-width="4.782cm"/>
    </style:style>
    <style:style style:name="Tabla2.B" style:family="table-column">
      <style:table-column-properties style:column-width="4.778cm"/>
    </style:style>
    <style:style style:name="Tabla2.C" style:family="table-column">
      <style:table-column-properties style:column-width="4.784cm"/>
    </style:style>
    <style:style style:name="Tabla2.D" style:family="table-column">
      <style:table-column-properties style:column-width="4.78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none"/>
    </style:style>
    <style:style style:name="Tabla3" style:family="table">
      <style:table-properties style:width="19.131cm" fo:margin-left="-0.191cm" table:align="left" style:writing-mode="lr-tb"/>
    </style:style>
    <style:style style:name="Tabla3.A" style:family="table-column">
      <style:table-column-properties style:column-width="19.131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-left="none" fo:border-right="none" fo:border-top="none" fo:border-bottom="0.018cm solid #808080"/>
    </style:style>
    <style:style style:name="Tabla5" style:family="table">
      <style:table-properties style:width="17.355cm" fo:margin-left="-1.272cm" table:align="left" style:writing-mode="lr-tb"/>
    </style:style>
    <style:style style:name="Tabla5.A" style:family="table-column">
      <style:table-column-properties style:column-width="8.244cm"/>
    </style:style>
    <style:style style:name="Tabla5.B" style:family="table-column">
      <style:table-column-properties style:column-width="0.43cm"/>
    </style:style>
    <style:style style:name="Tabla5.C" style:family="table-column">
      <style:table-column-properties style:column-width="0.206cm"/>
    </style:style>
    <style:style style:name="Tabla5.D" style:family="table-column">
      <style:table-column-properties style:column-width="8.474cm"/>
    </style:style>
    <style:style style:name="Tabla5.1" style:family="table-row">
      <style:table-row-properties style:min-row-height="0.979cm" style:keep-together="true"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-left="0.002cm solid #000001" fo:border-right="0.002cm solid #000001" fo:border-top="0.002cm solid #000001" fo:border-bottom="0.018cm solid #00000a"/>
    </style:style>
    <style:style style:name="Tabla5.C1" style:family="table-cell">
      <style:table-cell-properties fo:padding-left="0.191cm" fo:padding-right="0.191cm" fo:padding-top="0cm" fo:padding-bottom="0cm" fo:border-left="0.002cm solid #000001" fo:border-right="0.002cm solid #000001" fo:border-top="0.002cm solid #000001" fo:border-bottom="0.018cm solid #00000a"/>
    </style:style>
    <style:style style:name="Tabla5.2" style:family="table-row">
      <style:table-row-properties style:min-row-height="0.981cm" style:keep-together="true" fo:keep-together="auto"/>
    </style:style>
    <style:style style:name="Tabla5.A2" style:family="table-cell">
      <style:table-cell-properties style:vertical-align="middle" fo:padding-left="0.191cm" fo:padding-right="0.191cm" fo:padding-top="0cm" fo:padding-bottom="0cm" fo:border-left="0.002cm solid #000001" fo:border-right="0.002cm solid #000001" fo:border-top="0.018cm solid #00000a" fo:border-bottom="0.018cm solid #00000a"/>
    </style:style>
    <style:style style:name="Tabla5.C2" style:family="table-cell">
      <style:table-cell-properties fo:padding-left="0.191cm" fo:padding-right="0.191cm" fo:padding-top="0cm" fo:padding-bottom="0cm" fo:border-left="0.002cm solid #000001" fo:border-right="0.002cm solid #000001" fo:border-top="0.018cm solid #00000a" fo:border-bottom="0.018cm solid #00000a"/>
    </style:style>
    <style:style style:name="Tabla5.A4" style:family="table-cell">
      <style:table-cell-properties style:vertical-align="middle" fo:padding-left="0.191cm" fo:padding-right="0.191cm" fo:padding-top="0cm" fo:padding-bottom="0cm" fo:border-left="0.002cm solid #000001" fo:border-right="0.002cm solid #000001" fo:border-top="0.018cm solid #00000a" fo:border-bottom="0.002cm solid #000001"/>
    </style:style>
    <style:style style:name="Tabla5.D4" style:family="table-cell">
      <style:table-cell-properties style:vertical-align="middle" fo:padding-left="0.191cm" fo:padding-right="0.191cm" fo:padding-top="0cm" fo:padding-bottom="0cm" fo:border-left="0.002cm solid #000001" fo:border-right="0.002cm solid #000001" fo:border-top="0.018cm solid #00000a" fo:border-bottom="0.035cm solid #00000a"/>
    </style:style>
    <style:style style:name="P1" style:family="paragraph" style:parent-style-name="Header" style:master-page-name="">
      <style:paragraph-properties style:page-number="auto"/>
    </style:style>
    <style:style style:name="P2" style:family="paragraph" style:parent-style-name="Footer" style:master-page-name="">
      <style:paragraph-properties style:page-number="auto"/>
    </style:style>
    <style:style style:name="P3" style:family="paragraph" style:parent-style-name="Standard" style:master-page-name="">
      <style:paragraph-properties style:page-number="auto">
        <style:tab-stops>
          <style:tab-stop style:position="0cm"/>
        </style:tab-stops>
      </style:paragraph-properties>
      <style:text-properties style:font-name="Trebuchet MS" fo:font-size="6pt" fo:font-weight="bold" style:font-size-asian="6pt" style:font-weight-asian="bold" style:font-size-complex="6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3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2pt" fo:font-weight="bold" style:font-size-asian="12pt" style:font-weight-asian="bold" style:font-name-complex="Arial3" style:font-size-complex="12pt"/>
    </style:style>
    <style:style style:name="P6" style:family="paragraph" style:parent-style-name="Standard">
      <style:text-properties style:font-name="Arial1" fo:font-size="12pt" style:font-size-asian="12pt" style:font-name-complex="Arial3"/>
    </style:style>
    <style:style style:name="P7" style:family="paragraph" style:parent-style-name="Standard">
      <style:text-properties style:font-name="Arial1" fo:font-size="12pt" style:font-size-asian="12pt" style:font-name-complex="Arial3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3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fo:font-size="12pt" style:font-size-asian="12pt" style:font-name-complex="Arial3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2pt" style:font-size-asian="12pt" style:font-name-complex="Arial3" style:font-size-complex="12pt"/>
    </style:style>
    <style:style style:name="P11" style:family="paragraph" style:parent-style-name="Standard">
      <style:paragraph-properties>
        <style:tab-stops>
          <style:tab-stop style:position="2cm"/>
          <style:tab-stop style:position="7.5cm" style:type="center"/>
          <style:tab-stop style:position="15cm" style:type="right"/>
        </style:tab-stops>
      </style:paragraph-properties>
      <style:text-properties style:font-name="Arial1" fo:font-size="12pt" style:font-size-asian="12pt" style:font-name-complex="Arial3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4pt" fo:font-weight="bold" style:font-size-asian="14pt" style:font-weight-asian="bold" style:font-name-complex="Arial3" style:font-size-complex="14pt"/>
    </style:style>
    <style:style style:name="P13" style:family="paragraph" style:parent-style-name="Header">
      <style:text-properties style:font-name="Arial1" fo:font-size="10pt" style:font-size-asian="10pt" style:font-name-complex="Arial3"/>
    </style:style>
    <style:style style:name="P14" style:family="paragraph" style:parent-style-name="Header">
      <style:text-properties fo:font-size="8pt" fo:letter-spacing="-0.026cm" fo:font-weight="bold" style:font-size-asian="8pt" style:font-weight-asian="bold" style:font-size-complex="8pt" style:font-weight-complex="bold"/>
    </style:style>
    <style:style style:name="P15" style:family="paragraph" style:parent-style-name="Header">
      <style:text-properties fo:font-size="8pt" fo:letter-spacing="-0.026cm" style:font-size-asian="8pt" style:font-size-complex="8pt" style:font-weight-complex="bold"/>
    </style:style>
    <style:style style:name="P16" style:family="paragraph" style:parent-style-name="Header">
      <style:text-properties fo:font-size="8pt" fo:letter-spacing="-0.009cm" style:font-size-asian="8pt" style:font-size-complex="8pt"/>
    </style:style>
    <style:style style:name="P17" style:family="paragraph" style:parent-style-name="Text_20_body">
      <style:text-properties fo:color="#808080" fo:font-size="9pt" style:font-size-asian="9pt" style:font-size-complex="9pt"/>
    </style:style>
    <style:style style:name="P18" style:family="paragraph" style:parent-style-name="Text_20_body">
      <style:paragraph-properties fo:text-align="center" style:justify-single-word="false"/>
      <style:text-properties fo:color="#808080" fo:font-weight="bold" style:font-weight-asian="bold"/>
    </style:style>
    <style:style style:name="P19" style:family="paragraph" style:parent-style-name="Text_20_body">
      <style:text-properties fo:font-weight="bold" style:font-weight-asian="bold"/>
    </style:style>
    <style:style style:name="P20" style:family="paragraph" style:parent-style-name="Text_20_body">
      <style:paragraph-properties fo:text-align="center" style:justify-single-word="false"/>
      <style:text-properties fo:font-weight="bold" style:font-weight-asian="bold" style:font-size-complex="14pt"/>
    </style:style>
    <style:style style:name="P21" style:family="paragraph" style:parent-style-name="Text_20_body">
      <style:paragraph-properties fo:line-height="150%"/>
      <style:text-properties fo:font-size="11pt" style:font-size-asian="11pt" style:font-size-complex="11pt"/>
    </style:style>
    <style:style style:name="P22" style:family="paragraph" style:parent-style-name="Text_20_body">
      <style:text-properties fo:font-size="9pt" fo:font-weight="bold" style:font-size-asian="9pt" style:font-weight-asian="bold" style:font-name-complex="Arial3"/>
    </style:style>
    <style:style style:name="P23" style:family="paragraph" style:parent-style-name="Standard" style:master-page-name="">
      <style:paragraph-properties fo:margin-left="0cm" fo:margin-right="1.877cm" fo:text-align="justify" style:justify-single-word="false" fo:text-indent="0cm" style:auto-text-indent="false" style:page-number="auto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</style:style>
    <style:style style:name="P24" style:family="paragraph" style:parent-style-name="Header" style:master-page-name="">
      <style:paragraph-properties fo:margin-left="-1.251cm" fo:margin-right="0cm" fo:text-indent="0cm" style:auto-text-indent="false" style:page-number="auto"/>
    </style:style>
    <style:style style:name="P25" style:family="paragraph" style:parent-style-name="Standard">
      <style:paragraph-properties fo:margin-left="-1.251cm" fo:margin-right="0cm" fo:text-indent="0cm" style:auto-text-indent="false"/>
    </style:style>
    <style:style style:name="P26" style:family="paragraph" style:parent-style-name="Standard">
      <style:paragraph-properties fo:margin-left="-1cm" fo:margin-right="0cm" fo:text-indent="0cm" style:auto-text-indent="false"/>
      <style:text-properties style:font-name="Arial1" style:font-name-complex="Arial3"/>
    </style:style>
    <style:style style:name="P27" style:family="paragraph" style:parent-style-name="Header">
      <style:paragraph-properties fo:margin-left="-0.402cm" fo:margin-right="0cm" fo:text-align="end" style:justify-single-word="false" fo:text-indent="0cm" style:auto-text-indent="false"/>
    </style:style>
    <style:style style:name="P28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style:font-name="Arial1" fo:font-size="14pt" fo:font-weight="bold" style:font-size-asian="14pt" style:font-weight-asian="bold" style:font-name-complex="Arial3" style:font-size-complex="14pt"/>
    </style:style>
    <style:style style:name="P29" style:family="paragraph" style:parent-style-name="Standard">
      <style:paragraph-properties fo:margin-left="-0.501cm" fo:margin-right="0cm" fo:text-align="center" style:justify-single-word="false" fo:text-indent="0cm" style:auto-text-indent="false"/>
      <style:text-properties style:font-name="Arial1" fo:font-size="14pt" style:font-size-asian="14pt" style:font-name-complex="Arial3" style:font-size-complex="14pt"/>
    </style:style>
    <style:style style:name="P30" style:family="paragraph" style:parent-style-name="Standard">
      <style:paragraph-properties fo:margin-left="-1.058cm" fo:margin-right="0cm" fo:text-align="justify" style:justify-single-word="false" fo:text-indent="0cm" style:auto-text-indent="false"/>
      <style:text-properties style:font-name="Arial1" fo:font-size="12pt" fo:font-weight="bold" style:font-size-asian="12pt" style:font-weight-asian="bold" style:font-name-complex="Arial3" style:font-size-complex="12pt"/>
    </style:style>
    <style:style style:name="P31" style:family="paragraph" style:parent-style-name="Standard" style:list-style-name="L1">
      <style:paragraph-properties fo:margin-left="1cm" fo:margin-right="1.877cm" fo:text-align="justify" style:justify-single-word="false" fo:text-indent="-0.365cm" style:auto-text-indent="false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  <style:text-properties style:font-name="Arial1" fo:font-size="8pt" fo:language="es" fo:country="ES" style:font-size-asian="8pt" style:font-size-complex="8pt"/>
    </style:style>
    <style:style style:name="P32" style:family="paragraph" style:parent-style-name="Standard" style:master-page-name="Standard">
      <style:paragraph-properties fo:margin-left="-0.501cm" fo:margin-right="0cm" fo:text-align="center" style:justify-single-word="false" fo:text-indent="0cm" style:auto-text-indent="false" style:page-number="auto"/>
      <style:text-properties style:font-name="Arial1" fo:font-size="14pt" fo:font-weight="bold" style:font-size-asian="14pt" style:font-weight-asian="bold" style:font-name-complex="Arial3" style:font-size-complex="14pt"/>
    </style:style>
    <style:style style:name="P33" style:family="paragraph" style:parent-style-name="Standard" style:master-page-name="Converted7">
      <style:paragraph-properties fo:margin-left="-1.058cm" fo:margin-right="0cm" fo:text-align="justify" style:justify-single-word="false" fo:text-indent="0cm" style:auto-text-indent="false" style:page-number="auto"/>
      <style:text-properties style:font-name="Arial1" fo:font-size="12pt" fo:font-weight="bold" style:font-size-asian="12pt" style:font-weight-asian="bold" style:font-name-complex="Arial3" style:font-size-complex="12pt"/>
    </style:style>
    <style:style style:name="P34" style:family="paragraph" style:parent-style-name="Footer" style:master-page-name="">
      <style:paragraph-properties style:page-number="auto"/>
      <style:text-properties style:font-name="Arial1" fo:font-size="8pt" fo:language="es" fo:country="ES" style:font-size-asian="8pt" style:font-size-complex="8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18pt"/>
    </style:style>
    <style:style style:name="T1" style:family="text">
      <style:text-properties style:font-name="Arial1" fo:font-size="8pt" fo:language="es" fo:country="ES" style:text-underline-style="solid" style:text-underline-width="auto" style:text-underline-color="font-color" style:font-size-asian="8pt" style:font-size-complex="8pt"/>
    </style:style>
    <style:style style:name="T2" style:family="text">
      <style:text-properties style:font-name="Arial1" fo:font-size="8pt" fo:language="es" fo:country="ES" style:font-size-asian="8pt" style:font-size-complex="8pt"/>
    </style:style>
    <style:style style:name="T3" style:family="text">
      <style:text-properties style:font-name="Arial1" style:font-name-complex="Arial3"/>
    </style:style>
    <style:style style:name="T4" style:family="text">
      <style:text-properties fo:font-size="8pt" fo:letter-spacing="-0.009cm" fo:font-weight="bold" style:font-size-asian="8pt" style:font-weight-asian="bold" style:font-size-complex="8pt"/>
    </style:style>
    <style:style style:name="T5" style:family="text">
      <style:text-properties fo:font-size="8pt" fo:letter-spacing="-0.009cm" fo:font-weight="bold" style:font-size-asian="8pt" style:font-weight-asian="bold" style:font-size-complex="8pt" style:font-weight-complex="bold"/>
    </style:style>
    <style:style style:name="T6" style:family="text">
      <style:text-properties fo:font-size="8pt" fo:letter-spacing="-0.009cm" style:font-size-asian="8pt" style:font-size-complex="8pt"/>
    </style:style>
    <style:style style:name="T7" style:family="text">
      <style:text-properties fo:font-size="9pt" fo:font-weight="bold" style:font-size-asian="9pt" style:font-weight-asian="bold" style:font-name-complex="Arial3" style:font-size-complex="9pt"/>
    </style:style>
    <text:list-style style:name="L1">
      <text:list-level-style-bullet text:level="1" style:num-suffix="." text:bullet-char="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pellido1" text:name="Apellido1"/>
        <text:user-field-decl office:value-type="string" office:string-value="Apellido2" text:name="Apellido2"/>
        <text:user-field-decl office:value-type="string" office:string-value="Nombre" text:name="Nombre"/>
        <text:user-field-decl office:value-type="string" office:string-value="Col1" text:name="TABLE.MiTabla.ROW.0.CELL.Col1"/>
        <text:user-field-decl office:value-type="string" office:string-value="Col2" text:name="TABLE.MiTabla.ROW.0.CELL.Col2"/>
        <text:user-field-decl office:value-type="string" office:string-value="Col3" text:name="TABLE.MiTabla.ROW.0.CELL.Col3"/>
        <text:user-field-decl office:value-type="string" office:string-value="Col4" text:name="TABLE.MiTabla.ROW.0.CELL.Col4"/>
        <text:user-field-decl office:value-type="string" office:string-value="" text:name="TABLE.MiTabla"/>
        <text:user-field-decl office:value-type="string" office:string-value="Nombre" text:name="TABLE.MiLista.ROW.0.CELL.Nombre"/>
        <text:user-field-decl office:value-type="string" office:string-value="Apellidos" text:name="TABLE.MiLista.ROW.0.CELL.Apellidos"/>
        <text:user-field-decl office:value-type="string" office:string-value="FechaNac" text:name="TABLE.MiLista.ROW.0.CELL.FechaNac"/>
        <text:user-field-decl office:value-type="string" office:string-value="Observaciones" text:name="TABLE.MiLista.ROW.0.CELL.Observaciones"/>
        <text:user-field-decl office:value-type="string" office:string-value="" text:name="TABLE.MiLista"/>
      </text:user-field-decls>
      <text:p text:style-name="P32"><draw:rect text:anchor-type="as-char" svg:y="0cm" draw:z-index="2" draw:style-name="gr1" draw:text-style-name="P35" svg:width="0.101cm" svg:height="0.101cm"><text:p/></draw:rect><draw:rect text:anchor-type="as-char" svg:y="0cm" draw:z-index="0" draw:style-name="gr1" draw:text-style-name="P35" svg:width="0.101cm" svg:height="0.101cm"><text:p/></draw:rect></text:p>
      <text:p text:style-name="P28"/>
      <text:p text:style-name="P12">SOLICITUD DE TÍTULO OFICIAL</text:p>
      <text:p text:style-name="P2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table:number-columns-spanned="2" office:value-type="string">
            <text:p text:style-name="Text_20_body"><text:span text:style-name="T7">Apellido 1:</text:span><text:span text:style-name="T7"><text:user-field-get text:name="Apellido1">Apellido1</text:user-field-get></text:span></text:p>
          </table:table-cell>
          <table:covered-table-cell/>
          <table:table-cell table:style-name="Tabla1.A1" table:number-columns-spanned="4" office:value-type="string">
            <text:p text:style-name="Text_20_body"><text:span text:style-name="T7">Apellido 2::</text:span><text:span text:style-name="T7"><text:user-field-get text:name="Apellido2">Apellido2</text:user-field-get></text:span></text:p>
          </table:table-cell>
          <table:covered-table-cell/>
          <table:covered-table-cell/>
          <table:covered-table-cell/>
          <table:table-cell table:style-name="Tabla1.G1" office:value-type="string">
            <text:p text:style-name="Text_20_body"><text:span text:style-name="T7">Nombre:</text:span><text:span text:style-name="T7"><text:user-field-get text:name="Nombre">Nombre</text:user-field-get></text:span></text:p>
          </table:table-cell>
          <table:table-cell office:value-type="string">
            <text:p text:style-name="Standard"/>
          </table:table-cell>
        </table:table-row>
        <table:table-row table:style-name="Tabla1.2">
          <table:table-cell table:style-name="Tabla1.A2" office:value-type="string">
            <text:p text:style-name="P22">DNI.:</text:p>
          </table:table-cell>
          <table:table-cell table:style-name="Tabla1.A2" table:number-columns-spanned="4" office:value-type="string">
            <text:p text:style-name="P22">Calle:</text:p>
          </table:table-cell>
          <table:covered-table-cell/>
          <table:covered-table-cell/>
          <table:covered-table-cell/>
          <table:table-cell table:style-name="Tabla1.A2" table:number-columns-spanned="3" office:value-type="string">
            <text:p text:style-name="P22">Nº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4" office:value-type="string">
            <text:p text:style-name="P22">Población:</text:p>
          </table:table-cell>
          <table:covered-table-cell/>
          <table:covered-table-cell/>
          <table:covered-table-cell/>
          <table:table-cell table:style-name="Tabla1.A2" table:number-columns-spanned="3" office:value-type="string">
            <text:p text:style-name="P22">Provincia:</text:p>
          </table:table-cell>
          <table:covered-table-cell/>
          <table:covered-table-cell/>
          <table:table-cell table:style-name="Tabla1.A2" office:value-type="string">
            <text:p text:style-name="P22">CP.:</text:p>
          </table:table-cell>
        </table:table-row>
        <table:table-row table:style-name="Tabla1.4">
          <table:table-cell table:style-name="Tabla1.A4" table:number-columns-spanned="3" office:value-type="string">
            <text:p text:style-name="P22">Teléfono fijo:</text:p>
          </table:table-cell>
          <table:covered-table-cell/>
          <table:covered-table-cell/>
          <table:table-cell table:style-name="Tabla1.D4" table:number-columns-spanned="4" office:value-type="string">
            <text:p text:style-name="P22">Teléfono móvil:</text:p>
          </table:table-cell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5">
          <table:table-cell table:style-name="Tabla1.A5" table:number-columns-spanned="7" office:value-type="string">
            <text:p text:style-name="P22">Correo electrónico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4"/>
      <text:p text:style-name="P4"/>
      <text:p text:style-name="P4"><text:user-field-get text:name="TABLE.MiTabla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4">Título Columna1</text:p>
          </table:table-cell>
          <table:table-cell table:style-name="Tabla2.A1" office:value-type="string">
            <text:p text:style-name="P4">Título Columna2</text:p>
          </table:table-cell>
          <table:table-cell table:style-name="Tabla2.A1" office:value-type="string">
            <text:p text:style-name="P4">Título Columna3</text:p>
          </table:table-cell>
          <table:table-cell table:style-name="Tabla2.A1" office:value-type="string">
            <text:p text:style-name="P4">Título Columna4</text:p>
          </table:table-cell>
        </table:table-row>
        <table:table-row table:style-name="Tabla2.1">
          <table:table-cell table:style-name="Tabla2.A1" office:value-type="string">
            <text:p text:style-name="P4"><text:user-field-get text:name="TABLE.MiTabla.ROW.0.CELL.Col1">Col1</text:user-field-get></text:p>
          </table:table-cell>
          <table:table-cell table:style-name="Tabla2.A1" office:value-type="string">
            <text:p text:style-name="P4"><text:user-field-get text:name="TABLE.MiTabla.ROW.0.CELL.Col2">Col2</text:user-field-get></text:p>
          </table:table-cell>
          <table:table-cell table:style-name="Tabla2.A1" office:value-type="string">
            <text:p text:style-name="P4"><text:user-field-get text:name="TABLE.MiTabla.ROW.0.CELL.Col3">Col3</text:user-field-get></text:p>
          </table:table-cell>
          <table:table-cell table:style-name="Tabla2.A1" office:value-type="string">
            <text:p text:style-name="P4"><text:user-field-get text:name="TABLE.MiTabla.ROW.0.CELL.Col4">Col4</text:user-field-get></text:p>
          </table:table-cell>
        </table:table-row>
      </table:table>
      <text:p text:style-name="P4"/>
      <text:p text:style-name="P6"><text:user-field-get text:name="TABLE.MiLista"/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Nombre: <text:user-field-get text:name="TABLE.MiLista.ROW.0.CELL.Nombre">Nombre</text:user-field-get></text:p>
            <text:p text:style-name="P6">Apellidos: <text:user-field-get text:name="TABLE.MiLista.ROW.0.CELL.Apellidos">Apellidos</text:user-field-get></text:p>
            <text:p text:style-name="P6">Fecha de Nacimiento: <text:bookmark text:name="_GoBack"/><text:user-field-get text:name="TABLE.MiLista.ROW.0.CELL.FechaNac">FechaNac</text:user-field-get></text:p>
            <text:p text:style-name="P6">Observaciones: <text:user-field-get text:name="TABLE.MiLista.ROW.0.CELL.Observaciones">Observaciones</text:user-field-get></text:p>
          </table:table-cell>
        </table:table-row>
      </table:table>
      <text:p text:style-name="P6"/>
      <text:p text:style-name="P6"/>
      <text:p text:style-name="Standard"/>
      <text:p text:style-name="P33"/>
      <text:p text:style-name="P30"/>
      <text:p text:style-name="P30"/>
      <text:p text:style-name="P30">DATOS NECESARIOS PARA LA EXPEDICIÓN DEL CERTIFICADO DEL TÍTULO</text:p>
      <text:p text:style-name="P5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2" office:value-type="string">
            <text:p text:style-name="P7">APELLIDOS</text:p>
          </table:table-cell>
          <table:covered-table-cell/>
          <table:table-cell table:style-name="Tabla5.C1" table:number-columns-spanned="2" office:value-type="string">
            <text:p text:style-name="P5"/>
          </table:table-cell>
          <table:covered-table-cell/>
        </table:table-row>
        <table:table-row table:style-name="Tabla5.2">
          <table:table-cell table:style-name="Tabla5.A2" table:number-columns-spanned="2" office:value-type="string">
            <text:p text:style-name="P7">NOMBRE</text:p>
          </table:table-cell>
          <table:covered-table-cell/>
          <table:table-cell table:style-name="Tabla5.C2" table:number-columns-spanned="2" office:value-type="string">
            <text:p text:style-name="P5"/>
          </table:table-cell>
          <table:covered-table-cell/>
        </table:table-row>
        <table:table-row table:style-name="Tabla5.2">
          <table:table-cell table:style-name="Tabla5.A2" table:number-columns-spanned="2" office:value-type="string">
            <text:p text:style-name="P7">D.N.I.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2">
          <table:table-cell table:style-name="Tabla5.A4" office:value-type="string">
            <text:p text:style-name="P7">LUGAR DE NACIMIENTO</text:p>
          </table:table-cell>
          <table:table-cell table:style-name="Tabla5.A4" table:number-columns-spanned="2" office:value-type="string">
            <text:p text:style-name="P7"/>
          </table:table-cell>
          <table:covered-table-cell/>
          <table:table-cell table:style-name="Tabla5.D4" office:value-type="string">
            <text:p text:style-name="P7"/>
          </table:table-cell>
        </table:table-row>
        <table:table-row table:style-name="Tabla5.2">
          <table:table-cell table:style-name="Tabla5.A2" table:number-columns-spanned="2" office:value-type="string">
            <text:p text:style-name="P7">PROVINCIA/PAÍS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1">
          <table:table-cell table:style-name="Tabla5.A2" table:number-columns-spanned="2" office:value-type="string">
            <text:p text:style-name="P7">FECHA DE NACIMIENTO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2">
          <table:table-cell table:style-name="Tabla5.A2" table:number-columns-spanned="2" office:value-type="string">
            <text:p text:style-name="P7">TITULACIÓN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2">
          <table:table-cell table:style-name="Tabla5.A2" table:number-columns-spanned="2" office:value-type="string">
            <text:p text:style-name="P7">ESPECIALIDAD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2">
          <table:table-cell table:style-name="Tabla5.A4" table:number-columns-spanned="2" office:value-type="string">
            <text:p text:style-name="P7">FECHA LECTURA DE PROYECTO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  <table:table-row table:style-name="Tabla5.2">
          <table:table-cell table:style-name="Tabla5.A2" table:number-columns-spanned="2" office:value-type="string">
            <text:p text:style-name="P7">FECHA PAGO TASAS PARA LA EXPEDICIÓN DEL TÍTULO</text:p>
          </table:table-cell>
          <table:covered-table-cell/>
          <table:table-cell table:style-name="Tabla5.A2" table:number-columns-spanned="2" office:value-type="string">
            <text:p text:style-name="P7"/>
          </table:table-cell>
          <table:covered-table-cell/>
        </table:table-row>
      </table:table>
      <text:p text:style-name="P5"/>
      <text:p text:style-name="P9"/>
      <text:p text:style-name="P11">Las Palmas de Gran Canaria, a _______ de __________________ de _______</text:p>
      <text:p text:style-name="P8"/>
      <text:p text:style-name="P10">LA ADMINISTRADORA DEL</text:p>
      <text:p text:style-name="P10">EDIFICIO DE INGENIERÍAS</text:p>
      <text:p text:style-name="P10"/>
      <text:p text:style-name="P10"/>
      <text:p text:style-name="P10"/>
      <text:p text:style-name="P10"/>
      <text:p text:style-name="P10"/>
      <text:p text:style-name="P10">Yolanda Salguero Capilla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Tahoma2" svg:font-family="Tahoma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fo:language="es" fo:country="ES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1" fo:font-size="14pt" fo:language="es" fo:country="ES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text-align="justify" style:justify-single-word="false" fo:keep-with-next="always"/>
      <style:text-properties style:font-name="Arial1"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style:font-name="Arial1" fo:font-size="12pt"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keep-with-next="always"/>
      <style:text-properties style:font-name="Arial1" fo:font-size="9pt" fo:font-weight="bold" style:font-size-asian="9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end" style:justify-single-word="false" fo:keep-with-next="always"/>
      <style:text-properties style:font-name="Arial1" fo:font-size="12pt" fo:font-weight="bold" style:font-size-asian="12pt" style:font-weight-asian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1" fo:font-size="14pt" fo:font-weight="bold" style:font-size-asian="14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1" fo:font-size="12pt" fo:language="es" fo:country="ES" style:font-size-asian="12pt"/>
    </style:style>
    <style:style style:name="Plain_20_Text" style:display-name="Plain Text" style:family="paragraph" style:parent-style-name="Standard">
      <style:paragraph-properties fo:text-align="justify" style:justify-single-word="false"/>
      <style:text-properties style:font-name="Courier New"/>
    </style:style>
    <style:style style:name="Body_20_Text_20_3" style:display-name="Body Text 3" style:family="paragraph" style:parent-style-name="Standard">
      <style:paragraph-properties fo:text-align="center" style:justify-single-word="false"/>
      <style:text-properties fo:font-size="14pt" fo:language="es" fo:country="ES" style:font-size-asian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size-asian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7.368cm" fo:margin-left="11.381cm" fo:margin-right="0cm" table:align="margins" style:writing-mode="lr-tb"/>
    </style:style>
    <style:style style:name="Tabla4.A" style:family="table-column">
      <style:table-column-properties style:column-width="7.368cm" style:rel-column-width="65535*"/>
    </style:style>
    <style:style style:name="Tabla4.1" style:family="table-row">
      <style:table-row-properties style:min-row-height="3.209cm" style:keep-together="true" fo:keep-together="auto"/>
    </style:style>
    <style:style style:name="Tabla4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a6" style:family="table">
      <style:table-properties style:width="7.373cm" fo:margin-left="-0.123cm" table:align="left" style:writing-mode="lr-tb"/>
    </style:style>
    <style:style style:name="Tabla6.A" style:family="table-column">
      <style:table-column-properties style:column-width="7.373cm"/>
    </style:style>
    <style:style style:name="Tabla6.1" style:family="table-row">
      <style:table-row-properties style:min-row-height="2.011cm" style:keep-together="true" fo:keep-together="auto"/>
    </style:style>
    <style:style style:name="Tabla6.A1" style:family="table-cell">
      <style:table-cell-properties fo:background-color="#ffffff" fo:padding-left="0.123cm" fo:padding-right="0.123cm" fo:padding-top="0cm" fo:padding-bottom="0cm" fo:border="0.002cm solid #000001">
        <style:background-image/>
      </style:table-cell-properties>
    </style:style>
    <style:style style:name="Tabla7" style:family="table">
      <style:table-properties style:width="13.115cm" fo:margin-left="-1.461cm" table:align="left" style:writing-mode="lr-tb"/>
    </style:style>
    <style:style style:name="Tabla7.A" style:family="table-column">
      <style:table-column-properties style:column-width="4.371cm"/>
    </style:style>
    <style:style style:name="Tabla7.C" style:family="table-column">
      <style:table-column-properties style:column-width="4.373cm"/>
    </style:style>
    <style:style style:name="Tabla7.1" style:family="table-row">
      <style:table-row-properties style:min-row-height="0.953cm"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-left="0.018cm solid #00000a" fo:border-right="none" fo:border-top="none" fo:border-bottom="none"/>
    </style:style>
    <style:style style:name="Tabla7.B1" style:family="table-cell">
      <style:table-cell-properties fo:padding-left="0.191cm" fo:padding-right="0.191cm" fo:padding-top="0cm" fo:padding-bottom="0cm" fo:border-left="none" fo:border-right="0.018cm solid #00000a" fo:border-top="none" fo:border-bottom="none"/>
    </style:style>
    <style:style style:name="Tabla7.C1" style:family="table-cell">
      <style:table-cell-properties style:vertical-align="bottom" fo:padding-left="0.191cm" fo:padding-right="0.191cm" fo:padding-top="0cm" fo:padding-bottom="0cm" fo:border-left="0.018cm solid #00000a" fo:border-right="0.002cm solid #000001" fo:border-top="none" fo:border-bottom="none"/>
    </style:style>
    <style:style style:name="MP1" style:family="paragraph" style:parent-style-name="Header" style:master-page-name="">
      <style:paragraph-properties style:page-number="auto"/>
    </style:style>
    <style:style style:name="MP2" style:family="paragraph">
      <style:paragraph-properties fo:text-align="center"/>
      <style:text-properties fo:font-size="18pt"/>
    </style:style>
    <style:style style:name="MP3" style:family="paragraph" style:parent-style-name="Header">
      <style:text-properties style:font-name="Arial1" fo:font-size="10pt" style:font-size-asian="10pt" style:font-name-complex="Arial3"/>
    </style:style>
    <style:style style:name="MP4" style:family="paragraph" style:parent-style-name="Text_20_body">
      <style:text-properties fo:color="#808080" fo:font-size="9pt" style:font-size-asian="9pt" style:font-size-complex="9pt"/>
    </style:style>
    <style:style style:name="MP5" style:family="paragraph" style:parent-style-name="Text_20_body">
      <style:paragraph-properties fo:text-align="center" style:justify-single-word="false"/>
      <style:text-properties fo:color="#808080" fo:font-weight="bold" style:font-weight-asian="bold"/>
    </style:style>
    <style:style style:name="MP6" style:family="paragraph" style:parent-style-name="Text_20_body">
      <style:paragraph-properties fo:text-align="center" style:justify-single-word="false"/>
      <style:text-properties fo:font-weight="bold" style:font-weight-asian="bold" style:font-size-complex="14pt"/>
    </style:style>
    <style:style style:name="MP7" style:family="paragraph" style:parent-style-name="Text_20_body">
      <style:text-properties fo:font-weight="bold" style:font-weight-asian="bold"/>
    </style:style>
    <style:style style:name="MP8" style:family="paragraph" style:parent-style-name="Standard" style:master-page-name="">
      <style:paragraph-properties fo:margin-left="0cm" fo:margin-right="1.877cm" fo:text-align="justify" style:justify-single-word="false" fo:text-indent="0cm" style:auto-text-indent="false" style:page-number="auto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</style:style>
    <style:style style:name="MP9" style:family="paragraph" style:parent-style-name="Standard" style:list-style-name="ML1">
      <style:paragraph-properties fo:margin-left="1cm" fo:margin-right="1.877cm" fo:text-align="justify" style:justify-single-word="false" fo:text-indent="-0.365cm" style:auto-text-indent="false">
        <style:tab-stops>
          <style:tab-stop style:position="7.5cm" style:type="center"/>
          <style:tab-stop style:position="15cm" style:type="right"/>
          <style:tab-stop style:position="18.002cm"/>
        </style:tab-stops>
      </style:paragraph-properties>
      <style:text-properties style:font-name="Arial1" fo:font-size="8pt" fo:language="es" fo:country="ES" style:font-size-asian="8pt" style:font-size-complex="8pt"/>
    </style:style>
    <style:style style:name="MP10" style:family="paragraph" style:parent-style-name="Footer" style:master-page-name="">
      <style:paragraph-properties style:page-number="auto"/>
      <style:text-properties style:font-name="Arial1" fo:font-size="8pt" fo:language="es" fo:country="ES" style:font-size-asian="8pt" style:font-size-complex="8pt"/>
    </style:style>
    <style:style style:name="MP11" style:family="paragraph" style:parent-style-name="Footer" style:master-page-name="">
      <style:paragraph-properties style:page-number="auto"/>
    </style:style>
    <style:style style:name="MP12" style:family="paragraph" style:parent-style-name="Header" style:master-page-name="">
      <style:paragraph-properties fo:margin-left="-1.251cm" fo:margin-right="0cm" fo:text-indent="0cm" style:auto-text-indent="false" style:page-number="auto"/>
    </style:style>
    <style:style style:name="MP13" style:family="paragraph" style:parent-style-name="Text_20_body">
      <style:paragraph-properties fo:line-height="150%"/>
      <style:text-properties fo:font-size="11pt" style:font-size-asian="11pt" style:font-size-complex="11pt"/>
    </style:style>
    <style:style style:name="MP14" style:family="paragraph" style:parent-style-name="Standard">
      <style:paragraph-properties fo:margin-left="-1.251cm" fo:margin-right="0cm" fo:text-indent="0cm" style:auto-text-indent="false"/>
    </style:style>
    <style:style style:name="MP15" style:family="paragraph" style:parent-style-name="Standard">
      <style:paragraph-properties fo:margin-left="-1cm" fo:margin-right="0cm" fo:text-indent="0cm" style:auto-text-indent="false"/>
      <style:text-properties style:font-name="Arial1" style:font-name-complex="Arial3"/>
    </style:style>
    <style:style style:name="MP16" style:family="paragraph" style:parent-style-name="Standard" style:master-page-name="">
      <style:paragraph-properties style:page-number="auto">
        <style:tab-stops>
          <style:tab-stop style:position="0cm"/>
        </style:tab-stops>
      </style:paragraph-properties>
      <style:text-properties style:font-name="Trebuchet MS" fo:font-size="6pt" fo:font-weight="bold" style:font-size-asian="6pt" style:font-weight-asian="bold" style:font-size-complex="6pt"/>
    </style:style>
    <style:style style:name="MP17" style:family="paragraph" style:parent-style-name="Header">
      <style:paragraph-properties fo:margin-left="-0.402cm" fo:margin-right="0cm" fo:text-align="end" style:justify-single-word="false" fo:text-indent="0cm" style:auto-text-indent="false"/>
    </style:style>
    <style:style style:name="MP18" style:family="paragraph" style:parent-style-name="Header">
      <style:text-properties fo:font-size="8pt" fo:letter-spacing="-0.026cm" fo:font-weight="bold" style:font-size-asian="8pt" style:font-weight-asian="bold" style:font-size-complex="8pt" style:font-weight-complex="bold"/>
    </style:style>
    <style:style style:name="MP19" style:family="paragraph" style:parent-style-name="Header">
      <style:text-properties fo:font-size="8pt" fo:letter-spacing="-0.009cm" style:font-size-asian="8pt" style:font-size-complex="8pt"/>
    </style:style>
    <style:style style:name="MP20" style:family="paragraph" style:parent-style-name="Header">
      <style:text-properties fo:font-size="8pt" fo:letter-spacing="-0.026cm" style:font-size-asian="8pt" style:font-size-complex="8pt" style:font-weight-complex="bold"/>
    </style:style>
    <style:style style:name="MT1" style:family="text">
      <style:text-properties style:font-name="Arial1" fo:font-size="8pt" fo:language="es" fo:country="ES" style:text-underline-style="solid" style:text-underline-width="auto" style:text-underline-color="font-color" style:font-size-asian="8pt" style:font-size-complex="8pt"/>
    </style:style>
    <style:style style:name="MT2" style:family="text">
      <style:text-properties style:font-name="Arial1" fo:font-size="8pt" fo:language="es" fo:country="ES" style:font-size-asian="8pt" style:font-size-complex="8pt"/>
    </style:style>
    <style:style style:name="MT3" style:family="text">
      <style:text-properties style:font-name="Arial1" style:font-name-complex="Arial3"/>
    </style:style>
    <style:style style:name="MT4" style:family="text">
      <style:text-properties fo:font-size="8pt" fo:letter-spacing="-0.009cm" fo:font-weight="bold" style:font-size-asian="8pt" style:font-weight-asian="bold" style:font-size-complex="8pt"/>
    </style:style>
    <style:style style:name="MT5" style:family="text">
      <style:text-properties fo:font-size="8pt" fo:letter-spacing="-0.009cm" style:font-size-asian="8pt" style:font-size-complex="8pt"/>
    </style:style>
    <style:style style:name="MT6" style:family="text">
      <style:text-properties fo:font-size="8pt" fo:letter-spacing="-0.009cm" fo:font-weight="bold" style:font-size-asian="8pt" style:font-weight-asian="bold" style:font-size-complex="8pt" style:font-weight-complex="bold"/>
    </style:style>
    <text:list-style style:name="ML1">
      <text:list-level-style-bullet text:level="1" style:num-suffix="." text:bullet-char="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2"/>
      </text:list-level-style-bullet>
      <text:list-level-style-bullet text:level="2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6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9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7cm" fo:margin-bottom="1.76cm" fo:margin-left="1.501cm" fo:margin-right="0.75cm" style:writing-mode="lr-tb" style:layout-grid-color="#c0c0c0" style:layout-grid-lines="2666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31cm" fo:margin-left="0cm" fo:margin-right="0cm" fo:margin-bottom="1.332cm" style:dynamic-spacing="true"/>
      </style:header-style>
      <style:footer-style>
        <style:header-footer-properties fo:min-height="1.49cm" fo:margin-left="0cm" fo:margin-right="0cm" fo:margin-top="1.392cm" style:dynamic-spacing="true"/>
      </style:footer-style>
    </style:page-layout>
    <style:page-layout style:name="Mpm2">
      <style:page-layout-properties fo:page-width="21.59cm" fo:page-height="27.884cm" style:num-format="1" style:print-orientation="portrait" fo:margin-top="2.54cm" fo:margin-bottom="2.54cm" fo:margin-left="3.175cm" fo:margin-right="3.175cm" style:writing-mode="lr-tb" style:layout-grid-color="#c0c0c0" style:layout-grid-lines="22803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1.27cm" fo:margin-bottom="1cm" fo:margin-left="2.963cm" fo:margin-right="2cm" style:writing-mode="lr-tb" style:layout-grid-color="#c0c0c0" style:layout-grid-lines="2742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731cm" fo:margin-left="0cm" fo:margin-right="0cm" fo:margin-bottom="3.632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svg:y="0cm" draw:z-index="1" draw:name="Picture 2" draw:style-name="Mgr1" draw:text-style-name="MP2" svg:width="1.721cm" svg:height="1.509cm"><draw:image xlink:href="Pictures/10000000000000910000007F94FACDB5.jpg" xlink:type="simple" xlink:show="embed" xlink:actuate="onLoad"><text:p/></draw:image></draw:frame></text:p>
        <text:p text:style-name="MP3">Universidad de Las Palmas de Gran Canaria<text:tab/></text:p>
        <table:table table:name="Tabla4" table:style-name="Tabla4">
          <table:table-column table:style-name="Tabla4.A"/>
          <table:table-row table:style-name="Tabla4.1">
            <table:table-cell table:style-name="Tabla4.A1" office:value-type="string">
              <text:p text:style-name="MP4">Universidad de Las Palmas de Gran Canaria</text:p>
              <text:p text:style-name="MP5">EDIFICIO DE INGENIERÍAS</text:p>
              <text:p text:style-name="MP6">ENTRADA</text:p>
              <text:p text:style-name="MP7"><text:s text:c="8"/>Fecha:……………………</text:p>
              <text:p text:style-name="MP7"><text:s text:c="8"/>Núm.: ……………………</text:p>
            </table:table-cell>
          </table:table-row>
        </table:table>
        <text:p text:style-name="MP3">Administración del Edificio de Ingenierías</text:p>
      </style:header>
      <style:header-left>
        <text:p text:style-name="MP1"/>
      </style:header-left>
      <style:footer>
        <text:p text:style-name="MP8"><text:span text:style-name="MT1">Documentación a presentar</text:span><text:span text:style-name="MT2">: </text:span></text:p>
        <text:list xml:id="list32141894" text:style-name="ML1">
          <text:list-item>
            <text:p text:style-name="MP9">3 copias del DNI en vigor (y original para su cotejo)</text:p>
          </text:list-item>
          <text:list-item>
            <text:p text:style-name="MP9">2 copias de la página del libro de familia donde figure el solicitante o de la partida de nacimiento (y original para su cotejo)</text:p>
          </text:list-item>
          <text:list-item>
            <text:p text:style-name="MP9">En su caso, 3 copias del carné de familia numerosa en vigor (y original para su cotejo)</text:p>
          </text:list-item>
          <text:list-item>
            <text:p text:style-name="MP9">Carta de pago de las tasas correspondientes, que será facilitada por la Administración</text:p>
          </text:list-item>
        </text:list>
      </style:footer>
      <style:footer-left>
        <text:p text:style-name="MP10"/>
      </style:footer-left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>
      <style:header>
        <text:p text:style-name="MP1"/>
      </style:header>
      <style:footer>
        <text:p text:style-name="MP11"/>
      </style:footer>
    </style:master-page>
    <style:master-page style:name="Converted5" style:page-layout-name="Mpm2"/>
    <style:master-page style:name="Converted6" style:page-layout-name="Mpm2"/>
    <style:master-page style:name="Converted7" style:page-layout-name="Mpm4">
      <style:header>
        <text:p text:style-name="MP12"><text:tab/></text:p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13">La documentación que se cita se encuentra en el Registro de Entrada Fecha: ……...…………………………..</text:p>
              <text:p text:style-name="MP13">Nº ……………………………………….</text:p>
            </table:table-cell>
          </table:table-row>
        </table:table>
        <text:p text:style-name="MP14"><draw:frame text:anchor-type="as-char" svg:y="0cm" draw:z-index="3" draw:name="Picture 3" draw:style-name="Mgr1" draw:text-style-name="MP2" svg:width="1.721cm" svg:height="1.509cm"><draw:image xlink:href="Pictures/10000000000000910000007F94FACDB5.jpg" xlink:type="simple" xlink:show="embed" xlink:actuate="onLoad"><text:p/></draw:image></draw:frame><text:span text:style-name="MT3"> </text:span></text:p>
        <text:p text:style-name="MP15">Universidad de Las Palmas de Gran Canaria</text:p>
        <text:p text:style-name="MP15">Administración del Edificio de Ingenierías<text:tab/></text:p>
      </style:header>
      <style:footer>
        <text:p text:style-name="MP16"/>
        <table:table table:name="Tabla7" table:style-name="Tabla7">
          <table:table-column table:style-name="Tabla7.A" table:number-columns-repeated="2"/>
          <table:table-column table:style-name="Tabla7.C"/>
          <table:table-row table:style-name="Tabla7.1">
            <table:table-cell table:style-name="Tabla7.A1" office:value-type="string">
              <text:p text:style-name="MP17"><text:span text:style-name="MT4">t</text:span><text:span text:style-name="MT5"> <text:s/>+34 928 451 900</text:span></text:p>
              <text:p text:style-name="MP17"><text:span text:style-name="MT6">f <text:s/></text:span><text:span text:style-name="MT5">+34 928 451 999</text:span></text:p>
            </table:table-cell>
            <table:table-cell table:style-name="Tabla7.B1" office:value-type="string">
              <text:p text:style-name="Header"><text:span text:style-name="MT5">adm_ei@ulpgc.es</text:span><text:span text:style-name="MT6"> </text:span></text:p>
              <text:p text:style-name="Header"><text:span text:style-name="MT6">www.</text:span><text:span text:style-name="MT5">administraciones.ulpgc.es/ei</text:span></text:p>
              <text:p text:style-name="MP18"/>
            </table:table-cell>
            <table:table-cell table:style-name="Tabla7.C1" office:value-type="string">
              <text:p text:style-name="MP19">Edificio de Ingenierías</text:p>
              <text:p text:style-name="MP19">35017 Campus Universitario de Tafira </text:p>
              <text:p text:style-name="MP20">Las Palmas de Gran <text:s/>Canaria</text:p>
            </table:table-cell>
          </table:table-row>
        </table:table>
        <text:p text:style-name="MP18"/>
        <text:p text:style-name="Footer"/>
      </style:footer>
    </style:master-page>
    <style:master-page style:name="Converted8" style:page-layout-name="Mpm2"/>
    <style:master-page style:name="Converted9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OLICITUD DE ADELANTO A JUNIO DE LOS EXÁMENES DE LA  CONVOCATORIA EXTRAORDINARIA PARA LAS ASIGNATURAS DEL PRIMER CUATRIMESTRE</dc:title>
    <meta:initial-creator>YOLANDA</meta:initial-creator>
    <meta:editing-cycles>12</meta:editing-cycles>
    <meta:print-date>2009-03-18T11:10:00</meta:print-date>
    <meta:creation-date>2009-12-15T08:37:00</meta:creation-date>
    <dc:date>2010-01-07T12:04:04.30</dc:date>
    <meta:editing-duration>PT00H08M56S</meta:editing-duration>
    <meta:generator>OpenOffice.org/3.1$Win32 OpenOffice.org_project/310m11$Build-9399</meta:generator>
    <meta:document-statistic meta:table-count="7" meta:image-count="0" meta:object-count="0" meta:page-count="2" meta:paragraph-count="69" meta:word-count="249" meta:character-count="1657"/>
    <meta:template xlink:type="simple" xlink:actuate="onRequest" xlink:title="Normal.dotm" xlink:href=""/>
  </office:meta>
</office:document-meta>
</file>